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.803cm" style:rel-column-width="4596*"/>
    </style:style>
    <style:style style:name="Tabelle1.B" style:family="table-column">
      <style:table-column-properties style:column-width="11.047cm" style:rel-column-width="28170*"/>
    </style:style>
    <style:style style:name="Tabelle1.C" style:family="table-column">
      <style:table-column-properties style:column-width="6.426cm" style:rel-column-width="16385*"/>
    </style:style>
    <style:style style:name="Tabelle1.D" style:family="table-column">
      <style:table-column-properties style:column-width="6.426cm" style:rel-column-width="1638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fe0" officeooo:paragraph-rsid="00179bdc"/>
    </style:style>
    <style:style style:name="P2" style:family="paragraph" style:parent-style-name="Standard">
      <style:text-properties fo:font-weight="bold" officeooo:rsid="00179bdc" officeooo:paragraph-rsid="00179bdc" style:font-weight-asian="bold" style:font-weight-complex="bold"/>
    </style:style>
    <style:style style:name="P3" style:family="paragraph" style:parent-style-name="Standard">
      <style:text-properties fo:font-weight="bold" officeooo:rsid="001b1bcb" officeooo:paragraph-rsid="001b1bcb" style:font-weight-asian="bold" style:font-weight-complex="bold"/>
    </style:style>
    <style:style style:name="P4" style:family="paragraph" style:parent-style-name="Table_20_Contents">
      <style:text-properties fo:font-weight="bold" officeooo:rsid="001b1bcb" officeooo:paragraph-rsid="001b1bcb" style:font-weight-asian="bold" style:font-weight-complex="bold"/>
    </style:style>
    <style:style style:name="P5" style:family="paragraph" style:parent-style-name="Table_20_Contents">
      <style:text-properties fo:font-weight="bold" officeooo:rsid="0020cf70" officeooo:paragraph-rsid="0020cf70" style:font-weight-asian="bold" style:font-weight-complex="bold"/>
    </style:style>
    <style:style style:name="P6" style:family="paragraph" style:parent-style-name="Standard">
      <style:text-properties fo:font-size="12pt" officeooo:rsid="00175df4" officeooo:paragraph-rsid="0020cf70" style:font-size-asian="12pt" style:font-size-complex="12pt"/>
    </style:style>
    <style:style style:name="P7" style:family="paragraph" style:parent-style-name="Standard">
      <style:text-properties fo:font-size="12pt" officeooo:rsid="00175df4" officeooo:paragraph-rsid="00179bdc" style:font-size-asian="12pt" style:font-size-complex="12pt"/>
    </style:style>
    <style:style style:name="P8" style:family="paragraph" style:parent-style-name="Standard">
      <style:text-properties fo:font-size="12pt" officeooo:rsid="001ca16c" officeooo:paragraph-rsid="00179bdc" style:font-size-asian="12pt" style:font-size-complex="12pt"/>
    </style:style>
    <style:style style:name="P9" style:family="paragraph" style:parent-style-name="Standard">
      <style:text-properties fo:font-size="12pt" officeooo:rsid="0033ae0e" officeooo:paragraph-rsid="0020cf70" style:font-size-asian="12pt" style:font-size-complex="12pt"/>
    </style:style>
    <style:style style:name="P10" style:family="paragraph" style:parent-style-name="Standard">
      <style:text-properties fo:font-size="12pt" officeooo:rsid="00350537" officeooo:paragraph-rsid="0020cf70" style:font-size-asian="12pt" style:font-size-complex="12pt"/>
    </style:style>
    <style:style style:name="P11" style:family="paragraph" style:parent-style-name="Standard">
      <style:text-properties fo:font-size="12pt" officeooo:rsid="001b94a7" officeooo:paragraph-rsid="0020cf70" style:font-size-asian="12pt" style:font-size-complex="12pt"/>
    </style:style>
    <style:style style:name="P12" style:family="paragraph" style:parent-style-name="Standard">
      <style:text-properties fo:font-size="12pt" officeooo:rsid="0035d4db" officeooo:paragraph-rsid="0020cf70" style:font-size-asian="12pt" style:font-size-complex="12pt"/>
    </style:style>
    <style:style style:name="P13" style:family="paragraph" style:parent-style-name="Standard">
      <style:text-properties fo:font-size="12pt" officeooo:rsid="0020cf70" officeooo:paragraph-rsid="0020cf70" style:font-size-asian="12pt" style:font-size-complex="12pt"/>
    </style:style>
    <style:style style:name="P14" style:family="paragraph" style:parent-style-name="Table_20_Contents">
      <style:text-properties fo:font-size="12pt" officeooo:rsid="0020cf70" officeooo:paragraph-rsid="0020cf70" style:font-size-asian="12pt" style:font-size-complex="12pt"/>
    </style:style>
    <style:style style:name="P15" style:family="paragraph" style:parent-style-name="Table_20_Contents">
      <style:text-properties fo:font-size="12pt" style:font-size-asian="12pt" style:font-size-complex="12pt"/>
    </style:style>
    <style:style style:name="P16" style:family="paragraph" style:parent-style-name="Table_20_Contents">
      <style:text-properties fo:font-size="12pt" officeooo:rsid="00179bdc" officeooo:paragraph-rsid="00179bdc" style:font-size-asian="12pt" style:font-size-complex="12pt"/>
    </style:style>
    <style:style style:name="P17" style:family="paragraph" style:parent-style-name="Table_20_Contents">
      <style:text-properties fo:font-size="12pt" officeooo:rsid="00182303" officeooo:paragraph-rsid="00182303" style:font-size-asian="12pt" style:font-size-complex="12pt"/>
    </style:style>
    <style:style style:name="P18" style:family="paragraph" style:parent-style-name="Table_20_Contents">
      <style:text-properties fo:font-size="12pt" officeooo:rsid="0019bb6d" officeooo:paragraph-rsid="0019bb6d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officeooo:rsid="00175df4" officeooo:paragraph-rsid="0020cf70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style="italic" officeooo:rsid="00199fe0" officeooo:paragraph-rsid="0020cf70" style:font-size-asian="12pt" style:font-style-asian="italic" style:font-size-complex="12pt" style:font-style-complex="italic"/>
    </style:style>
    <style:style style:name="P21" style:family="paragraph" style:parent-style-name="Standard">
      <style:text-properties fo:font-size="12pt" fo:font-style="italic" officeooo:rsid="00350537" officeooo:paragraph-rsid="0020cf70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75df4" officeooo:paragraph-rsid="0020cf70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officeooo:rsid="00310034" officeooo:paragraph-rsid="0020cf70" style:font-size-asian="12pt" style:font-size-complex="12pt"/>
    </style:style>
    <style:style style:name="P24" style:family="paragraph" style:parent-style-name="Standard">
      <style:text-properties fo:font-size="12pt" officeooo:rsid="0032515b" officeooo:paragraph-rsid="0020cf70" style:font-size-asian="12pt" style:font-size-complex="12pt"/>
    </style:style>
    <style:style style:name="P25" style:family="paragraph" style:parent-style-name="Standard">
      <style:text-properties fo:font-size="12pt" officeooo:rsid="0033ae0e" officeooo:paragraph-rsid="0020cf70" style:font-size-asian="12pt" style:font-size-complex="12pt"/>
    </style:style>
    <style:style style:name="P26" style:family="paragraph" style:parent-style-name="Standard">
      <style:text-properties fo:font-size="12pt" officeooo:rsid="0035d4db" officeooo:paragraph-rsid="0020cf70" style:font-size-asian="12pt" style:font-size-complex="12pt"/>
    </style:style>
    <style:style style:name="P27" style:family="paragraph" style:parent-style-name="Standard">
      <style:text-properties fo:font-size="12pt" fo:font-style="italic" officeooo:rsid="0032515b" officeooo:paragraph-rsid="0020cf70" style:font-size-asian="12pt" style:font-style-asian="italic" style:font-size-complex="12pt" style:font-style-complex="italic"/>
    </style:style>
    <style:style style:name="P28" style:family="paragraph" style:parent-style-name="Standard">
      <style:text-properties fo:font-size="12pt" fo:font-style="italic" officeooo:rsid="0033ae0e" officeooo:paragraph-rsid="0020cf70" style:font-size-asian="12pt" style:font-style-asian="italic" style:font-size-complex="12pt" style:font-style-complex="italic"/>
    </style:style>
    <style:style style:name="P29" style:family="paragraph" style:parent-style-name="Standard">
      <style:text-properties fo:font-size="12pt" fo:font-style="italic" officeooo:rsid="0035d4db" officeooo:paragraph-rsid="0020cf70" style:font-size-asian="12pt" style:font-style-asian="italic" style:font-size-complex="12pt" style:font-style-complex="italic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text-underline-style="none" officeooo:rsid="0020cf70" style:font-style-asian="italic" style:font-style-complex="italic"/>
    </style:style>
    <style:style style:name="T3" style:family="text">
      <style:text-properties officeooo:rsid="0031003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3ae0e" style:font-weight-asian="normal" style:font-weight-complex="normal"/>
    </style:style>
    <style:style style:name="T6" style:family="text">
      <style:text-properties fo:font-weight="normal" officeooo:rsid="00310034" style:font-weight-asian="normal" style:font-weight-complex="normal"/>
    </style:style>
    <style:style style:name="T7" style:family="text">
      <style:text-properties fo:font-weight="normal" officeooo:rsid="001ca16c" style:font-weight-asian="normal" style:font-weight-complex="normal"/>
    </style:style>
    <style:style style:name="T8" style:family="text">
      <style:text-properties officeooo:rsid="0033ae0e"/>
    </style:style>
    <style:style style:name="T9" style:family="text">
      <style:text-properties officeooo:rsid="0032515b"/>
    </style:style>
    <style:style style:name="T10" style:family="text">
      <style:text-properties officeooo:rsid="001ca16c"/>
    </style:style>
    <style:style style:name="T11" style:family="text">
      <style:text-properties officeooo:rsid="0035d4db"/>
    </style:style>
    <style:style style:name="T12" style:family="text">
      <style:text-properties officeooo:rsid="00350537"/>
    </style:style>
    <style:style style:name="T13" style:family="text">
      <style:text-properties officeooo:rsid="0035f5c2"/>
    </style:style>
    <style:style style:name="T14" style:family="text">
      <style:text-properties officeooo:rsid="002235fe"/>
    </style:style>
    <style:style style:name="T15" style:family="text">
      <style:text-properties officeooo:rsid="002261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leLine2065683494928">
          <table:table-cell table:style-name="Tabelle1.A1" office:value-type="string">
            <text:p text:style-name="P2">Name</text:p>
          </table:table-cell>
          <table:table-cell table:style-name="Tabelle1.A1" office:value-type="string">
            <text:p text:style-name="P3">Hintergrund</text:p>
          </table:table-cell>
          <table:table-cell table:style-name="Tabelle1.A1" office:value-type="string">
            <text:p text:style-name="P5">Queste</text:p>
          </table:table-cell>
          <table:table-cell table:style-name="Tabelle1.D1" office:value-type="string">
            <text:p text:style-name="P4">Lösung</text:p>
          </table:table-cell>
        </table:table-row>
        <table:table-row table:style-name="TableLine2065683492480"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19"><text:span text:style-name="T5">Jung-Tobrier, </text:span><text:span text:style-name="T6">10</text:span><text:span text:style-name="T4"> </text:span><text:span text:style-name="T7">Jahre alt</text:span></text:p>
            <text:p text:style-name="P23">Du bist 10 Jahre alt und gehörst zur Diebesgilde der Jung-Tobrier. Zusammen mit deinem Bruder Rasta (8) arbeitest du als BeutelschneiderIn. </text:p>
            <text:p text:style-name="P23">Leider hat man dich erwischt.</text:p>
          </table:table-cell>
          <table:table-cell table:style-name="Tabelle1.A2" office:value-type="string">
            <text:p text:style-name="P20"><text:span text:style-name="T3">Du möchtest zurück zu den Jung-Toberiern und zu </text:span><text:span text:style-name="T15">Brandi</text:span><text:span text:style-name="T3">. Das Gildenhaus befindet sich im Hafenarbeiter-Viertel. Die Jung-Tobrier selbst treiben sich meist in der Taverne 3 Kronen, im Apfelhain und auf dem Marktplatz nieder. </text:span><text:span text:style-name="T8">Obwohl … der </text:span><text:span text:style-name="T3">Apfelhain </text:span><text:span text:style-name="T8">ist gerade nicht mehr so beliebt bei euch.</text:span></text:p>
          </table:table-cell>
          <table:table-cell table:style-name="Tabelle1.D2" office:value-type="string">
            <text:p text:style-name="P13">Im Apfelhain will der Dämon gerade den Bruder anfallen =&gt; Dämonen vertreiben. Bruder da.</text:p>
          </table:table-cell>
        </table:table-row>
        <table:table-row table:style-name="TableLine2065683495744"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22"><text:span text:style-name="T8">Greis, </text:span><text:span text:style-name="T9">80+</text:span> <text:span text:style-name="T10">Jahre alt</text:span></text:p>
            <text:p text:style-name="P24">Du hast keine Ahnung, wie du heisst, und weisst auch nicht mehr, warum du hier einsitzt. Du wurdest anscheinend vergessen, und auch du hast alles vergessen.</text:p>
          </table:table-cell>
          <table:table-cell table:style-name="Tabelle1.A2" office:value-type="string">
            <text:p text:style-name="P27">Im Stadtarchivwürdest du gerne deine Akte einsehen, damit du weisst, wer du bist.</text:p>
          </table:table-cell>
          <table:table-cell table:style-name="Tabelle1.D2" office:value-type="string">
            <text:p text:style-name="P14">Maskenpflicht am Archiv. Unten im Archiv erkennt Zausela ihn sofort und fragt ihn, wo er so lange war. Er heisst [selbst bestimmen]</text:p>
          </table:table-cell>
        </table:table-row>
        <table:table-row table:style-name="TableLine2065683502544"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6"><text:span text:style-name="T8">Kind, 8</text:span> <text:span text:style-name="T10">Jahre alt</text:span></text:p>
            <text:p text:style-name="P9">Du bist ein kleines Kind und bist der Hexenkunst angeklagt von einem Bannstrahler.</text:p>
          </table:table-cell>
          <table:table-cell table:style-name="Tabelle1.A2" office:value-type="string">
            <text:p text:style-name="P28">Du möchtest deinen Bruder im Siechenhaus finden. Er ist krank geworden, nachdem er einen Apfel gegessen hat.</text:p>
          </table:table-cell>
          <table:table-cell table:style-name="Tabelle1.D2" office:value-type="string">
            <text:p text:style-name="P13">Der Bruder <text:span text:style-name="T15">Rasta </text:span>ist im Siechenhaus, sehr sehr krank. Sie erfahren, dass Doktoren ihn abgeholt haben.</text:p>
          </table:table-cell>
        </table:table-row>
        <table:table-row table:style-name="TableLine2065683502816"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6"><text:span text:style-name="T8">Beutel- und Ranzenschneider, 16</text:span> <text:span text:style-name="T10">Jahre alt</text:span></text:p>
            <text:p text:style-name="P9">Du bist ein selbständiger Dieb bzw. Einbrecher. Du sitzt ein, weil du bei einem deiner Diebeszüge den Besitzer des Hauses erstochen hast. Dir steht der Tod durch den Strang bevor. </text:p>
            <text:p text:style-name="P9">Die Jung-Tobrier sind deine Konkurrenten.<text:span text:style-name="T1">.</text:span></text:p>
          </table:table-cell>
          <table:table-cell table:style-name="Tabelle1.A2" office:value-type="string">
            <text:p text:style-name="P9"><text:span text:style-name="T1">Du möchtest aus der Stad</text:span><text:span text:style-name="T2">t</text:span><text:span text:style-name="T1"> raus, damit du am Leben bleibst</text:span></text:p>
          </table:table-cell>
          <table:table-cell table:style-name="Tabelle1.D2" office:value-type="string">
            <text:p text:style-name="P17"/>
          </table:table-cell>
        </table:table-row>
        <table:table-row table:style-name="TableLine2065683494112"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0">Du bist Magier der Akademie zu Kusum. Leider hast du einen Praiostempel betreten und dort auch noch gezaubert, ein unverzeihliches Sakrileg gegenüber dem höchsten Gott und dessen Anhängern.</text:p>
            <text:p text:style-name="P10">Dir steht die magische Austreibung bevor. Du weisst nicht, was das heisst, kannst dich aber noch gut an die Schmerzensschreie aus den Nachbar-Verhörzimmern erinnern.</text:p>
          </table:table-cell>
          <table:table-cell table:style-name="Tabelle1.A2" office:value-type="string">
            <text:p text:style-name="P21">Entkomme aus der Stadt oder wasche deinen Namen vor Praios rein.</text:p>
          </table:table-cell>
          <table:table-cell table:style-name="Tabelle1.D2" office:value-type="string">
            <text:p text:style-name="P14">Verhindere das geplante Attentant auf den Tempel durch einen Geweihter des Namenlosen </text:p>
          </table:table-cell>
        </table:table-row>
        <table:table-row table:style-name="TableLine2065683500368"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1"><text:span text:style-name="T12">Du warst nur auf einen Abstecher in der Stadt. Bei einem Bogenschiess-Wettbewerb hast du gewonnen … gegen </text:span><text:span text:style-name="T11">Gernot, </text:span><text:soft-page-break/><text:span text:style-name="T11">den Sohn des </text:span><text:span text:style-name="T12">ortsansässigen und mächtigen </text:span><text:span text:style-name="T11">Glombo Brom. Patrizier-Söhne sollte man einfach nicht blossstellen … </text:span></text:p>
            <text:p text:style-name="P11"/>
            <text:p text:style-name="P12">Deinen Bogen, das Vermächtnis deiner Mutter, hat man dir ab- und dich hat man unter fadenscheinigen Gründen festnehmen lassen. Dich erwartet der Tod durch das Schwert, wie der bestochene Richter festgelegt hat.</text:p>
          </table:table-cell>
          <table:table-cell table:style-name="Tabelle1.A2" office:value-type="string">
            <text:p text:style-name="P29">Hole dir deinen Bogen aus dem Haus des Patriziers Brom zurück.</text:p>
          </table:table-cell>
          <table:table-cell table:style-name="Tabelle1.D2" office:value-type="string">
            <text:p text:style-name="P14">Im Anwesen der Familie Brom hängt der "erworbene" Bogen im <text:soft-page-break/>Speisezimmer, neben anderen nützlichen "erworbenen" Waffen</text:p>
          </table:table-cell>
        </table:table-row>
        <table:table-row table:style-name="TableLine2065683498464"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2">Schelm, bunter Hund, alterslos</text:p>
            <text:p text:style-name="P12">Weswegen hat man dich dieses Mal festgenommen? Hast du einen Adligen mal wieder nackt dastehen lassen? Hast Du einen Kaufmann mit goldscheinenden Pferdeäpfeln betrogen? Oder hast du <text:span text:style-name="T13">dich </text:span>– mal wieder – <text:span text:style-name="T13">getarnt in die Theater-Loge für adlige Damen geschmuggelt</text:span>?</text:p>
            <text:p text:style-name="P12">Das Leben ist ein Spiel, und du bist der beste Kandidat etwas Grandioses daraus zu machen.</text:p>
          </table:table-cell>
          <table:table-cell table:style-name="Tabelle1.A2" office:value-type="string">
            <text:p text:style-name="P29">Finde einen Koboldmeister, der dir einen neuen Trick beibringt.</text:p>
          </table:table-cell>
          <table:table-cell table:style-name="Tabelle1.D2" office:value-type="string">
            <text:p text:style-name="P14">In den 3 Kronen haust ein Kobold im Keller. Er bringt <text:span text:style-name="T14">Puren Zufall bei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9:17:38.717000000</meta:creation-date>
    <dc:date>2022-12-17T10:24:19.878000000</dc:date>
    <meta:editing-duration>PT45M15S</meta:editing-duration>
    <meta:editing-cycles>9</meta:editing-cycles>
    <meta:generator>LibreOffice/7.2.2.2$Windows_X86_64 LibreOffice_project/02b2acce88a210515b4a5bb2e46cbfb63fe97d56</meta:generator>
    <meta:document-statistic meta:table-count="1" meta:image-count="0" meta:object-count="0" meta:page-count="2" meta:paragraph-count="34" meta:word-count="508" meta:character-count="3246" meta:non-whitespace-character-count="2766"/>
  </office:meta>
</office:document-meta>
</file>